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7" style:family="table-cell" style:parent-style-name="Default" style:data-style-name="N144">
      <style:text-properties style:font-name="Liberation Serif"/>
    </style:style>
    <style:style style:name="ce28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27"/>
        <table:table-column table:style-name="co1" table:number-columns-repeated="8" table:default-cell-style-name="ce2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number-columns-repeated="4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SUM([.F17:.F23]) / SUM([.F12:.F18]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SUM([.F18:.F24]) / SUM([.F13:.F19])" office:value-type="float" office:value="9.5" calcext:value-type="float">
            <text:p>9.5000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 table:formula="of:= SUM([.H18:.H24]) / SUM([.H13:.H19])" office:value-type="float" office:value="5.86363636363636" calcext:value-type="float">
            <text:p>5.8636</text:p>
          </table:table-cell>
          <table:table-cell table:formula="of:= AVERAGE([.X20:.X22])" office:value-type="float" office:value="4.72413291191882" calcext:value-type="float">
            <text:p>4.7241</text:p>
          </table:table-cell>
          <table:table-cell table:formula="of:= AVERAGE([.X19:.X23])" office:value-type="float" office:value="3.96116955439669" calcext:value-type="float">
            <text:p>3.9612</text:p>
          </table:table-cell>
          <table:table-cell table:formula="of:= AVERAGE([.X18:.X24])" office:value-type="float" office:value="3.40207487605732" calcext:value-type="float">
            <text:p>3.4021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SUM([.F19:.F25]) / SUM([.F14:.F20])" office:value-type="float" office:value="3.5" calcext:value-type="float">
            <text:p>3.5000</text:p>
          </table:table-cell>
          <table:table-cell table:formula="of:= AVERAGE([.T21:.T23])" office:value-type="float" office:value="5.38095238095238" calcext:value-type="float">
            <text:p>5.3810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 table:formula="of:= SUM([.H19:.H25]) / SUM([.H14:.H20])" office:value-type="float" office:value="3.58462946020128" calcext:value-type="float">
            <text:p>3.5846</text:p>
          </table:table-cell>
          <table:table-cell table:formula="of:= AVERAGE([.X21:.X23])" office:value-type="float" office:value="3.96116955439669" calcext:value-type="float">
            <text:p>3.9612</text:p>
          </table:table-cell>
          <table:table-cell table:formula="of:= AVERAGE([.X20:.X24])" office:value-type="float" office:value="3.40207487605732" calcext:value-type="float">
            <text:p>3.4021</text:p>
          </table:table-cell>
          <table:table-cell table:formula="of:= AVERAGE([.X19:.X25])" office:value-type="float" office:value="2.99676628382458" calcext:value-type="float">
            <text:p>2.9968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SUM([.F20:.F26]) / SUM([.F15:.F21])" office:value-type="float" office:value="3.14285714285714" calcext:value-type="float">
            <text:p>3.1429</text:p>
          </table:table-cell>
          <table:table-cell table:formula="of:= AVERAGE([.T22:.T24])" office:value-type="float" office:value="2.82539682539683" calcext:value-type="float">
            <text:p>2.8254</text:p>
          </table:table-cell>
          <table:table-cell table:formula="of:= AVERAGE([.T21:.T25])" office:value-type="float" office:value="3.90190476190476" calcext:value-type="float">
            <text:p>3.9019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SUM([.H20:.H26]) / SUM([.H15:.H21])" office:value-type="float" office:value="2.43524283935243" calcext:value-type="float">
            <text:p>2.4352</text:p>
          </table:table-cell>
          <table:table-cell table:formula="of:= AVERAGE([.X22:.X24])" office:value-type="float" office:value="2.58155438019763" calcext:value-type="float">
            <text:p>2.5816</text:p>
          </table:table-cell>
          <table:table-cell table:formula="of:= AVERAGE([.X21:.X25])" office:value-type="float" office:value="2.99676628382458" calcext:value-type="float">
            <text:p>2.9968</text:p>
          </table:table-cell>
          <table:table-cell table:formula="of:= AVERAGE([.X20:.X26])" office:value-type="float" office:value="2.67873040050378" calcext:value-type="float">
            <text:p>2.6787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SUM([.F21:.F27]) / SUM([.F16:.F22])" office:value-type="float" office:value="1.83333333333333" calcext:value-type="float">
            <text:p>1.8333</text:p>
          </table:table-cell>
          <table:table-cell table:formula="of:= AVERAGE([.T23:.T25])" office:value-type="float" office:value="2.16984126984127" calcext:value-type="float">
            <text:p>2.1698</text:p>
          </table:table-cell>
          <table:table-cell table:formula="of:= AVERAGE([.T22:.T26])" office:value-type="float" office:value="2.22295739348371" calcext:value-type="float">
            <text:p>2.2230</text:p>
          </table:table-cell>
          <table:table-cell table:formula="of:= AVERAGE([.T21:.T27])" office:value-type="float" office:value="3.10143215180809" calcext:value-type="float">
            <text:p>3.1014</text:p>
          </table:table-cell>
          <table:table-cell table:formula="of:= SUM([.H21:.H27]) / SUM([.H16:.H22])" office:value-type="float" office:value="1.72479084103919" calcext:value-type="float">
            <text:p>1.7248</text:p>
          </table:table-cell>
          <table:table-cell table:formula="of:= AVERAGE([.X23:.X25])" office:value-type="float" office:value="1.84518853176175" calcext:value-type="float">
            <text:p>1.8452</text:p>
          </table:table-cell>
          <table:table-cell table:formula="of:= AVERAGE([.X22:.X26])" office:value-type="float" office:value="2.04174920787727" calcext:value-type="float">
            <text:p>2.0417</text:p>
          </table:table-cell>
          <table:table-cell table:formula="of:= AVERAGE([.X21:.X27])" office:value-type="float" office:value="2.42553030901491" calcext:value-type="float">
            <text:p>2.4255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SUM([.F22:.F28]) / SUM([.F17:.F23])" office:value-type="float" office:value="1.53333333333333" calcext:value-type="float">
            <text:p>1.5333</text:p>
          </table:table-cell>
          <table:table-cell table:formula="of:= AVERAGE([.T24:.T26])" office:value-type="float" office:value="1.4906432748538" calcext:value-type="float">
            <text:p>1.4906</text:p>
          </table:table-cell>
          <table:table-cell table:formula="of:= AVERAGE([.T23:.T27])" office:value-type="float" office:value="1.74200501253133" calcext:value-type="float">
            <text:p>1.7420</text:p>
          </table:table-cell>
          <table:table-cell table:formula="of:= AVERAGE([.T22:.T28])" office:value-type="float" office:value="1.90013345050939" calcext:value-type="float">
            <text:p>1.9001</text:p>
          </table:table-cell>
          <table:table-cell table:formula="of:= SUM([.H22:.H28]) / SUM([.H17:.H23])" office:value-type="float" office:value="1.37553191489362" calcext:value-type="float">
            <text:p>1.3755</text:p>
          </table:table-cell>
          <table:table-cell table:formula="of:= AVERAGE([.X24:.X26])" office:value-type="float" office:value="1.39629124661088" calcext:value-type="float">
            <text:p>1.3963</text:p>
          </table:table-cell>
          <table:table-cell table:formula="of:= AVERAGE([.X23:.X27])" office:value-type="float" office:value="1.50608926785335" calcext:value-type="float">
            <text:p>1.5061</text:p>
          </table:table-cell>
          <table:table-cell table:formula="of:= AVERAGE([.X22:.X28])" office:value-type="float" office:value="1.71428795893339" calcext:value-type="float">
            <text:p>1.7143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SUM([.F23:.F29]) / SUM([.F18:.F24])" office:value-type="float" office:value="1.10526315789474" calcext:value-type="float">
            <text:p>1.1053</text:p>
          </table:table-cell>
          <table:table-cell table:formula="of:= AVERAGE([.T25:.T27])" office:value-type="float" office:value="1.24461152882206" calcext:value-type="float">
            <text:p>1.2446</text:p>
          </table:table-cell>
          <table:table-cell table:formula="of:= AVERAGE([.T24:.T28])" office:value-type="float" office:value="1.33161540214172" calcext:value-type="float">
            <text:p>1.3316</text:p>
          </table:table-cell>
          <table:table-cell table:formula="of:= AVERAGE([.T23:.T29])" office:value-type="float" office:value="1.57545812583407" calcext:value-type="float">
            <text:p>1.5755</text:p>
          </table:table-cell>
          <table:table-cell table:formula="of:= SUM([.H23:.H29]) / SUM([.H18:.H24])" office:value-type="float" office:value="1.08855098389982" calcext:value-type="float">
            <text:p>1.0886</text:p>
          </table:table-cell>
          <table:table-cell table:formula="of:= AVERAGE([.X25:.X27])" office:value-type="float" office:value="1.1234708862917" calcext:value-type="float">
            <text:p>1.1235</text:p>
          </table:table-cell>
          <table:table-cell table:formula="of:= AVERAGE([.X24:.X28])" office:value-type="float" office:value="1.196028682596" calcext:value-type="float">
            <text:p>1.1960</text:p>
          </table:table-cell>
          <table:table-cell table:formula="of:= AVERAGE([.X23:.X29])" office:value-type="float" office:value="1.32831496226654" calcext:value-type="float">
            <text:p>1.328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9713678134731" calcext:value-type="float">
            <text:p>1.0971</text:p>
          </table:table-cell>
          <table:table-cell table:formula="of:= AVERAGE([.T25:.T29])" office:value-type="float" office:value="1.2104032809296" calcext:value-type="float">
            <text:p>1.2104</text:p>
          </table:table-cell>
          <table:table-cell table:formula="of:= AVERAGE([.T24:.T30])" office:value-type="float" office:value="1.34386983834516" calcext:value-type="float">
            <text:p>1.3439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59940219015736" calcext:value-type="float">
            <text:p>0.9599</text:p>
          </table:table-cell>
          <table:table-cell table:formula="of:= AVERAGE([.X25:.X29])" office:value-type="float" office:value="1.02763421109483" calcext:value-type="float">
            <text:p>1.0276</text:p>
          </table:table-cell>
          <table:table-cell table:formula="of:= AVERAGE([.X24:.X30])" office:value-type="float" office:value="1.10556583790282" calcext:value-type="float">
            <text:p>1.105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20808444034989" calcext:value-type="float">
            <text:p>1.2081</text:p>
          </table:table-cell>
          <table:table-cell table:formula="of:= AVERAGE([.T25:.T31])" office:value-type="float" office:value="1.3132575934472" calcext:value-type="float">
            <text:p>1.3133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927727621877384" calcext:value-type="float">
            <text:p>0.9277</text:p>
          </table:table-cell>
          <table:table-cell table:formula="of:= AVERAGE([.X25:.X31])" office:value-type="float" office:value="0.990520591565842" calcext:value-type="float">
            <text:p>0.9905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2402363899585" calcext:value-type="float">
            <text:p>1.3240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26936336435004" calcext:value-type="float">
            <text:p>0.9269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formula="of:= AVERAGE([.T70:.T74])" office:value-type="float" office:value="1.14560510351958" calcext:value-type="float">
            <text:p>1.1456</text:p>
          </table:table-cell>
          <table:table-cell table:formula="of:= AVERAGE([.T69:.T75])" office:value-type="float" office:value="1.12837678504917" calcext:value-type="float">
            <text:p>1.1284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formula="of:= AVERAGE([.X70:.X74])" office:value-type="float" office:value="1.34809825546044" calcext:value-type="float">
            <text:p>1.3481</text:p>
          </table:table-cell>
          <table:table-cell table:formula="of:= AVERAGE([.X69:.X75])" office:value-type="float" office:value="1.28403371674539" calcext:value-type="float">
            <text:p>1.284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formula="of:= AVERAGE([.T72:.T74])" office:value-type="float" office:value="1.13409361224895" calcext:value-type="float">
            <text:p>1.1341</text:p>
          </table:table-cell>
          <table:table-cell table:formula="of:= AVERAGE([.T71:.T75])" office:value-type="float" office:value="1.13810665278626" calcext:value-type="float">
            <text:p>1.1381</text:p>
          </table:table-cell>
          <table:table-cell table:formula="of:= AVERAGE([.T70:.T76])" office:value-type="float" office:value="1.08212797585161" calcext:value-type="float">
            <text:p>1.0821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formula="of:= AVERAGE([.X72:.X74])" office:value-type="float" office:value="1.32861624532617" calcext:value-type="float">
            <text:p>1.3286</text:p>
          </table:table-cell>
          <table:table-cell table:formula="of:= AVERAGE([.X71:.X75])" office:value-type="float" office:value="1.26223231182258" calcext:value-type="float">
            <text:p>1.2622</text:p>
          </table:table-cell>
          <table:table-cell table:formula="of:= AVERAGE([.X70:.X76])" office:value-type="float" office:value="1.20426090695431" calcext:value-type="float">
            <text:p>1.2043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formula="of:= SUM([.H71:.H77]) / SUM([.F71:.F77])" office:value-type="float" office:value="53.3130434782609" calcext:value-type="float">
            <text:p>53,31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formula="of:=AVERAGE([.F71:.F77])" office:value-type="float" office:value="19.1666666666667" calcext:value-type="float">
            <text:p>19,2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formula="of:=AVERAGE([.H71:.H77])" office:value-type="float" office:value="1021.83333333333" calcext:value-type="float">
            <text:p>1 021,8</text:p>
          </table:table-cell>
          <table:table-cell table:formula="of:= SUM([.F71:.F77]) / SUM([.F66:.F72])" office:value-type="float" office:value="1.16161616161616" calcext:value-type="float">
            <text:p>1.1616</text:p>
          </table:table-cell>
          <table:table-cell table:formula="of:= AVERAGE([.T73:.T75])" office:value-type="float" office:value="1.14380235011303" calcext:value-type="float">
            <text:p>1.1438</text:p>
          </table:table-cell>
          <table:table-cell table:formula="of:= AVERAGE([.T72:.T76])" office:value-type="float" office:value="1.04983023002204" calcext:value-type="float">
            <text:p>1.0498</text:p>
          </table:table-cell>
          <table:table-cell table:formula="of:= AVERAGE([.T71:.T77])" office:value-type="float" office:value="1.02262806187558" calcext:value-type="float">
            <text:p>1.0226</text:p>
          </table:table-cell>
          <table:table-cell table:formula="of:= SUM([.H71:.H77]) / SUM([.H66:.H72])" office:value-type="float" office:value="1.16581099068264" calcext:value-type="float">
            <text:p>1.1658</text:p>
          </table:table-cell>
          <table:table-cell table:formula="of:= AVERAGE([.X73:.X75])" office:value-type="float" office:value="1.17556302635464" calcext:value-type="float">
            <text:p>1.1756</text:p>
          </table:table-cell>
          <table:table-cell table:formula="of:= AVERAGE([.X72:.X76])" office:value-type="float" office:value="1.13503676147129" calcext:value-type="float">
            <text:p>1.1350</text:p>
          </table:table-cell>
          <table:table-cell table:formula="of:= AVERAGE([.X71:.X77])" office:value-type="float" office:value="1.08389913761344" calcext:value-type="float">
            <text:p>1.08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formula="of:= SUM([.H73:.H77]) / SUM([.F73:.F77])" office:value-type="float" office:value="46.2061855670103" calcext:value-type="float">
            <text:p>46,21</text:p>
          </table:table-cell>
          <table:table-cell table:formula="of:= SUM([.H72:.H78]) / SUM([.F72:.F78])" office:value-type="float" office:value="49.1009174311927" calcext:value-type="float">
            <text:p>49,10</text:p>
          </table:table-cell>
          <table:table-cell table:formula="of:=AVERAGE([.F74:.F76])" office:value-type="float" office:value="24" calcext:value-type="float">
            <text:p>24,0</text:p>
          </table:table-cell>
          <table:table-cell table:formula="of:=AVERAGE([.F73:.F77])" office:value-type="float" office:value="24.25" calcext:value-type="float">
            <text:p>24,3</text:p>
          </table:table-cell>
          <table:table-cell table:formula="of:=AVERAGE([.F72:.F78])" office:value-type="float" office:value="21.8" calcext:value-type="float">
            <text:p>21,8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formula="of:=AVERAGE([.H73:.H77])" office:value-type="float" office:value="1120.5" calcext:value-type="float">
            <text:p>1 120,5</text:p>
          </table:table-cell>
          <table:table-cell table:formula="of:=AVERAGE([.H72:.H78])" office:value-type="float" office:value="1070.4" calcext:value-type="float">
            <text:p>1 070,4</text:p>
          </table:table-cell>
          <table:table-cell table:formula="of:= SUM([.F72:.F78]) / SUM([.F67:.F73])" office:value-type="float" office:value="1.05825242718447" calcext:value-type="float">
            <text:p>1.0583</text:p>
          </table:table-cell>
          <table:table-cell table:formula="of:= AVERAGE([.T74:.T76])" office:value-type="float" office:value="1.00282882499316" calcext:value-type="float">
            <text:p>1.0028</text:p>
          </table:table-cell>
          <table:table-cell table:formula="of:= AVERAGE([.T73:.T77])" office:value-type="float" office:value="0.979854043907364" calcext:value-type="float">
            <text:p>0.9799</text:p>
          </table:table-cell>
          <table:table-cell table:formula="of:= AVERAGE([.T72:.T78])" office:value-type="float" office:value="0.891131463236123" calcext:value-type="float">
            <text:p>0.8911</text:p>
          </table:table-cell>
          <table:table-cell table:formula="of:= SUM([.H72:.H78]) / SUM([.H67:.H73])" office:value-type="float" office:value="0.94826364280652" calcext:value-type="float">
            <text:p>0.9483</text:p>
          </table:table-cell>
          <table:table-cell table:formula="of:= AVERAGE([.X74:.X76])" office:value-type="float" office:value="0.951715354020196" calcext:value-type="float">
            <text:p>0.9517</text:p>
          </table:table-cell>
          <table:table-cell table:formula="of:= AVERAGE([.X73:.X77])" office:value-type="float" office:value="0.960564296649023" calcext:value-type="float">
            <text:p>0.9606</text:p>
          </table:table-cell>
          <table:table-cell table:formula="of:= AVERAGE([.X72:.X78])" office:value-type="float" office:value="0.937526584394032" calcext:value-type="float">
            <text:p>0.9375</text:p>
          </table:table-cell>
        </table:table-row>
        <table:table-row table:style-name="ro2">
          <table:table-cell/>
          <table:table-cell table:style-name="ce4" office:value-type="date" office:date-value="2021-10-15" calcext:value-type="date">
            <text:p>15.10.2021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table:formula="of:= [.D75] + [.C76]" office:value-type="float" office:value="1708181" calcext:value-type="float">
            <text:p>1 708 181</text:p>
          </table:table-cell>
          <table:table-cell table:style-name="ce18"/>
          <table:table-cell table:style-name="ce23" office:value-type="float" office:value="34" calcext:value-type="float">
            <text:p>34</text:p>
          </table:table-cell>
          <table:table-cell table:style-name="ce25" table:formula="of:= [.G75] + [.F76]" office:value-type="float" office:value="82733" calcext:value-type="float">
            <text:p>82 733</text:p>
          </table:table-cell>
          <table:table-cell table:style-name="ce25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formula="of:= SUM([.H75:.H77]) / SUM([.F75:.F77])" office:value-type="float" office:value="62.7435897435897" calcext:value-type="float">
            <text:p>62,74</text:p>
          </table:table-cell>
          <table:table-cell table:formula="of:= SUM([.H74:.H78]) / SUM([.F74:.F78])" office:value-type="float" office:value="48.75" calcext:value-type="float">
            <text:p>48,75</text:p>
          </table:table-cell>
          <table:table-cell table:formula="of:= SUM([.H73:.H79]) / SUM([.F73:.F79])" office:value-type="float" office:value="46.2061855670103" calcext:value-type="float">
            <text:p>46,21</text:p>
          </table:table-cell>
          <table:table-cell table:formula="of:=AVERAGE([.F75:.F77])" office:value-type="float" office:value="19.5" calcext:value-type="float">
            <text:p>19,5</text:p>
          </table:table-cell>
          <table:table-cell table:formula="of:=AVERAGE([.F74:.F78])" office:value-type="float" office:value="24" calcext:value-type="float">
            <text:p>24,0</text:p>
          </table:table-cell>
          <table:table-cell table:formula="of:=AVERAGE([.F73:.F79])" office:value-type="float" office:value="24.25" calcext:value-type="float">
            <text:p>24,3</text:p>
          </table:table-cell>
          <table:table-cell table:formula="of:=AVERAGE([.H75:.H77])" office:value-type="float" office:value="1223.5" calcext:value-type="float">
            <text:p>1 223,5</text:p>
          </table:table-cell>
          <table:table-cell table:formula="of:=AVERAGE([.H74:.H78])" office:value-type="float" office:value="1170" calcext:value-type="float">
            <text:p>1 170,0</text:p>
          </table:table-cell>
          <table:table-cell table:formula="of:=AVERAGE([.H73:.H79])" office:value-type="float" office:value="1120.5" calcext:value-type="float">
            <text:p>1 120,5</text:p>
          </table:table-cell>
          <table:table-cell table:formula="of:= SUM([.F73:.F79]) / SUM([.F68:.F74])" office:value-type="float" office:value="0.788617886178862" calcext:value-type="float">
            <text:p>0.7886</text:p>
          </table:table-cell>
          <table:table-cell table:formula="of:= AVERAGE([.T75:.T77])" office:value-type="float" office:value="0.842038532127399" calcext:value-type="float">
            <text:p>0.8420</text:p>
          </table:table-cell>
          <table:table-cell table:formula="of:= AVERAGE([.T74:.T78])" office:value-type="float" office:value="0.799451113504433" calcext:value-type="float">
            <text:p>0.7995</text:p>
          </table:table-cell>
          <table:table-cell table:formula="of:= AVERAGE([.T73:.T79])" office:value-type="float" office:value="0.786349457567667" calcext:value-type="float">
            <text:p>0.7863</text:p>
          </table:table-cell>
          <table:table-cell table:formula="of:= SUM([.H73:.H79]) / SUM([.H68:.H74])" office:value-type="float" office:value="0.741071428571429" calcext:value-type="float">
            <text:p>0.7411</text:p>
          </table:table-cell>
          <table:table-cell table:formula="of:= AVERAGE([.X75:.X77])" office:value-type="float" office:value="0.741465348995902" calcext:value-type="float">
            <text:p>0.7415</text:p>
          </table:table-cell>
          <table:table-cell table:formula="of:= AVERAGE([.X74:.X78])" office:value-type="float" office:value="0.748529669092473" calcext:value-type="float">
            <text:p>0.7485</text:p>
          </table:table-cell>
          <table:table-cell table:formula="of:= AVERAGE([.X73:.X79])" office:value-type="float" office:value="0.76549889721669" calcext:value-type="float">
            <text:p>0.7655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76] + [.F77]" office:value-type="float" office:value="82733" calcext:value-type="float">
            <text:p>82 733</text:p>
          </table:table-cell>
          <table:table-cell table:style-name="ce5"/>
          <table:table-cell table:formula="of:= [.I76] + [.H77]" office:value-type="float" office:value="441010" calcext:value-type="float">
            <text:p>441 010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float" office:value="36.6470588235294" calcext:value-type="float">
            <text:p>36,65</text:p>
          </table:table-cell>
          <table:table-cell table:formula="of:= SUM([.H75:.H79]) / SUM([.F75:.F79])" office:value-type="float" office:value="62.7435897435897" calcext:value-type="float">
            <text:p>62,74</text:p>
          </table:table-cell>
          <table:table-cell table:formula="of:= SUM([.H74:.H80]) / SUM([.F74:.F80])" office:value-type="float" office:value="48.75" calcext:value-type="float">
            <text:p>48,75</text:p>
          </table:table-cell>
          <table:table-cell table:formula="of:=AVERAGE([.F76:.F78])" office:value-type="float" office:value="34" calcext:value-type="float">
            <text:p>34,0</text:p>
          </table:table-cell>
          <table:table-cell table:formula="of:=AVERAGE([.F75:.F79])" office:value-type="float" office:value="19.5" calcext:value-type="float">
            <text:p>19,5</text:p>
          </table:table-cell>
          <table:table-cell table:formula="of:=AVERAGE([.F74:.F80])" office:value-type="float" office:value="24" calcext:value-type="float">
            <text:p>24,0</text:p>
          </table:table-cell>
          <table:table-cell table:formula="of:=AVERAGE([.H76:.H78])" office:value-type="float" office:value="1246" calcext:value-type="float">
            <text:p>1 246,0</text:p>
          </table:table-cell>
          <table:table-cell table:formula="of:=AVERAGE([.H75:.H79])" office:value-type="float" office:value="1223.5" calcext:value-type="float">
            <text:p>1 223,5</text:p>
          </table:table-cell>
          <table:table-cell table:formula="of:=AVERAGE([.H74:.H80])" office:value-type="float" office:value="1170" calcext:value-type="float">
            <text:p>1 170,0</text:p>
          </table:table-cell>
          <table:table-cell table:formula="of:= SUM([.F74:.F80]) / SUM([.F69:.F75])" office:value-type="float" office:value="0.679245283018868" calcext:value-type="float">
            <text:p>0.6792</text:p>
          </table:table-cell>
          <table:table-cell table:formula="of:= AVERAGE([.T76:.T78])" office:value-type="float" office:value="0.592462326240513" calcext:value-type="float">
            <text:p>0.5925</text:p>
          </table:table-cell>
          <table:table-cell table:formula="of:= AVERAGE([.T75:.T79])" office:value-type="float" office:value="0.62625831596381" calcext:value-type="float">
            <text:p>0.6263</text:p>
          </table:table-cell>
          <table:table-cell table:formula="of:= AVERAGE([.T74:.T80])" office:value-type="float" office:value="0.613272534490744" calcext:value-type="float">
            <text:p>0.6133</text:p>
          </table:table-cell>
          <table:table-cell table:formula="of:= SUM([.H74:.H80]) / SUM([.H69:.H75])" office:value-type="float" office:value="0.535060975609756" calcext:value-type="float">
            <text:p>0.5351</text:p>
          </table:table-cell>
          <table:table-cell table:formula="of:= AVERAGE([.X76:.X78])" office:value-type="float" office:value="0.542857903991068" calcext:value-type="float">
            <text:p>0.5429</text:p>
          </table:table-cell>
          <table:table-cell table:formula="of:= AVERAGE([.X75:.X79])" office:value-type="float" office:value="0.556013368851884" calcext:value-type="float">
            <text:p>0.5560</text:p>
          </table:table-cell>
          <table:table-cell table:formula="of:= AVERAGE([.X74:.X80])" office:value-type="float" office:value="0.563696833563151" calcext:value-type="float">
            <text:p>0.5637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77] + [.F78]" office:value-type="float" office:value="82733" calcext:value-type="float">
            <text:p>82 733</text:p>
          </table:table-cell>
          <table:table-cell table:style-name="ce5"/>
          <table:table-cell table:formula="of:= [.I77] + [.H78]" office:value-type="float" office:value="441010" calcext:value-type="float">
            <text:p>441 010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  <table:table-cell table:formula="of:= SUM([.H76:.H80]) / SUM([.F76:.F80])" office:value-type="float" office:value="36.6470588235294" calcext:value-type="float">
            <text:p>36,65</text:p>
          </table:table-cell>
          <table:table-cell table:formula="of:= SUM([.H75:.H81]) / SUM([.F75:.F81])" office:value-type="float" office:value="62.7435897435897" calcext:value-type="float">
            <text:p>62,74</text:p>
          </table:table-cell>
          <table:table-cell table:formula="of:=AVERAGE([.F77:.F79])" office:value-type="string" office:string-value="" calcext:value-type="error">
            <text:p>#DIV/0!</text:p>
          </table:table-cell>
          <table:table-cell table:formula="of:=AVERAGE([.F76:.F80])" office:value-type="float" office:value="34" calcext:value-type="float">
            <text:p>34,0</text:p>
          </table:table-cell>
          <table:table-cell table:formula="of:=AVERAGE([.F75:.F81])" office:value-type="float" office:value="19.5" calcext:value-type="float">
            <text:p>19,5</text:p>
          </table:table-cell>
          <table:table-cell table:formula="of:=AVERAGE([.H77:.H79])" office:value-type="string" office:string-value="" calcext:value-type="error">
            <text:p>#DIV/0!</text:p>
          </table:table-cell>
          <table:table-cell table:formula="of:=AVERAGE([.H76:.H80])" office:value-type="float" office:value="1246" calcext:value-type="float">
            <text:p>1 246,0</text:p>
          </table:table-cell>
          <table:table-cell table:formula="of:=AVERAGE([.H75:.H81])" office:value-type="float" office:value="1223.5" calcext:value-type="float">
            <text:p>1 223,5</text:p>
          </table:table-cell>
          <table:table-cell table:formula="of:= SUM([.F75:.F81]) / SUM([.F70:.F76])" office:value-type="float" office:value="0.30952380952381" calcext:value-type="float">
            <text:p>0.3095</text:p>
          </table:table-cell>
          <table:table-cell table:formula="of:= AVERAGE([.T77:.T79])" office:value-type="float" office:value="0.428140422151907" calcext:value-type="float">
            <text:p>0.4281</text:p>
          </table:table-cell>
          <table:table-cell table:formula="of:= AVERAGE([.T76:.T80])" office:value-type="float" office:value="0.414607830526917" calcext:value-type="float">
            <text:p>0.4146</text:p>
          </table:table-cell>
          <table:table-cell table:formula="of:= AVERAGE([.T75:.T81])" office:value-type="float" office:value="0.447327368545578" calcext:value-type="float">
            <text:p>0.4473</text:p>
          </table:table-cell>
          <table:table-cell table:formula="of:= SUM([.H75:.H81]) / SUM([.H70:.H76])" office:value-type="float" office:value="0.352441307792021" calcext:value-type="float">
            <text:p>0.3524</text:p>
          </table:table-cell>
          <table:table-cell table:formula="of:= AVERAGE([.X77:.X79])" office:value-type="float" office:value="0.363577257627157" calcext:value-type="float">
            <text:p>0.3636</text:p>
          </table:table-cell>
          <table:table-cell table:formula="of:= AVERAGE([.X76:.X80])" office:value-type="float" office:value="0.36636064029058" calcext:value-type="float">
            <text:p>0.3664</text:p>
          </table:table-cell>
          <table:table-cell table:formula="of:= AVERAGE([.X75:.X81])" office:value-type="float" office:value="0.397152406322774" calcext:value-type="float">
            <text:p>0.3972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78] + [.F79]" office:value-type="float" office:value="82733" calcext:value-type="float">
            <text:p>82 733</text:p>
          </table:table-cell>
          <table:table-cell table:style-name="ce5"/>
          <table:table-cell table:formula="of:= [.I78] + [.H79]" office:value-type="float" office:value="441010" calcext:value-type="float">
            <text:p>441 010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  <table:table-cell table:formula="of:= SUM([.H77:.H81]) / SUM([.F77:.F81])" office:value-type="string" office:string-value="" calcext:value-type="error">
            <text:p>#DIV/0!</text:p>
          </table:table-cell>
          <table:table-cell table:formula="of:= SUM([.H76:.H82]) / SUM([.F76:.F82])" office:value-type="float" office:value="36.6470588235294" calcext:value-type="float">
            <text:p>36,65</text:p>
          </table:table-cell>
          <table:table-cell table:formula="of:=AVERAGE([.F78:.F80])" office:value-type="string" office:string-value="" calcext:value-type="error">
            <text:p>#DIV/0!</text:p>
          </table:table-cell>
          <table:table-cell table:formula="of:=AVERAGE([.F77:.F81])" office:value-type="string" office:string-value="" calcext:value-type="error">
            <text:p>#DIV/0!</text:p>
          </table:table-cell>
          <table:table-cell table:formula="of:=AVERAGE([.F76:.F82])" office:value-type="float" office:value="34" calcext:value-type="float">
            <text:p>34,0</text:p>
          </table:table-cell>
          <table:table-cell table:formula="of:=AVERAGE([.H78:.H80])" office:value-type="string" office:string-value="" calcext:value-type="error">
            <text:p>#DIV/0!</text:p>
          </table:table-cell>
          <table:table-cell table:formula="of:=AVERAGE([.H77:.H81])" office:value-type="string" office:string-value="" calcext:value-type="error">
            <text:p>#DIV/0!</text:p>
          </table:table-cell>
          <table:table-cell table:formula="of:=AVERAGE([.H76:.H82])" office:value-type="float" office:value="1246" calcext:value-type="float">
            <text:p>1 246,0</text:p>
          </table:table-cell>
          <table:table-cell table:formula="of:= SUM([.F76:.F82]) / SUM([.F71:.F77])" office:value-type="float" office:value="0.295652173913043" calcext:value-type="float">
            <text:p>0.2957</text:p>
          </table:table-cell>
          <table:table-cell table:formula="of:= AVERAGE([.T78:.T80])" office:value-type="float" office:value="0.201725327812284" calcext:value-type="float">
            <text:p>0.2017</text:p>
          </table:table-cell>
          <table:table-cell table:formula="of:= AVERAGE([.T77:.T81])" office:value-type="float" office:value="0.256884253291144" calcext:value-type="float">
            <text:p>0.2569</text:p>
          </table:table-cell>
          <table:table-cell table:formula="of:= AVERAGE([.T76:.T82])" office:value-type="float" office:value="0.296148450376369" calcext:value-type="float">
            <text:p>0.2961</text:p>
          </table:table-cell>
          <table:table-cell table:formula="of:= SUM([.H76:.H82]) / SUM([.H71:.H77])" office:value-type="float" office:value="0.203229489479693" calcext:value-type="float">
            <text:p>0.2032</text:p>
          </table:table-cell>
          <table:table-cell table:formula="of:= AVERAGE([.X78:.X80])" office:value-type="float" office:value="0.185223599090571" calcext:value-type="float">
            <text:p>0.1852</text:p>
          </table:table-cell>
          <table:table-cell table:formula="of:= AVERAGE([.X77:.X81])" office:value-type="float" office:value="0.218146354576294" calcext:value-type="float">
            <text:p>0.2181</text:p>
          </table:table-cell>
          <table:table-cell table:formula="of:= AVERAGE([.X76:.X82])" office:value-type="float" office:value="0.261686171636128" calcext:value-type="float">
            <text:p>0.2617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79] + [.F80]" office:value-type="float" office:value="82733" calcext:value-type="float">
            <text:p>82 733</text:p>
          </table:table-cell>
          <table:table-cell table:style-name="ce5"/>
          <table:table-cell table:formula="of:= [.I79] + [.H80]" office:value-type="float" office:value="441010" calcext:value-type="float">
            <text:p>441 010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  <table:table-cell table:formula="of:= SUM([.H78:.H82]) / SUM([.F78:.F82])" office:value-type="string" office:string-value="" calcext:value-type="error">
            <text:p>#DIV/0!</text:p>
          </table:table-cell>
          <table:table-cell table:formula="of:= SUM([.H77:.H83]) / SUM([.F77:.F83])" office:value-type="string" office:string-value="" calcext:value-type="error">
            <text:p>#DIV/0!</text:p>
          </table:table-cell>
          <table:table-cell table:formula="of:=AVERAGE([.F79:.F81])" office:value-type="string" office:string-value="" calcext:value-type="error">
            <text:p>#DIV/0!</text:p>
          </table:table-cell>
          <table:table-cell table:formula="of:=AVERAGE([.F78:.F82])" office:value-type="string" office:string-value="" calcext:value-type="error">
            <text:p>#DIV/0!</text:p>
          </table:table-cell>
          <table:table-cell table:formula="of:=AVERAGE([.F77:.F83])" office:value-type="string" office:string-value="" calcext:value-type="error">
            <text:p>#DIV/0!</text:p>
          </table:table-cell>
          <table:table-cell table:formula="of:=AVERAGE([.H79:.H81])" office:value-type="string" office:string-value="" calcext:value-type="error">
            <text:p>#DIV/0!</text:p>
          </table:table-cell>
          <table:table-cell table:formula="of:=AVERAGE([.H78:.H82])" office:value-type="string" office:string-value="" calcext:value-type="error">
            <text:p>#DIV/0!</text:p>
          </table:table-cell>
          <table:table-cell table:formula="of:=AVERAGE([.H77:.H83])" office:value-type="string" office:string-value="" calcext:value-type="error">
            <text:p>#DIV/0!</text:p>
          </table:table-cell>
          <table:table-cell table:formula="of:= SUM([.F77:.F83]) / SUM([.F72:.F78])" office:value-type="float" office:value="0" calcext:value-type="float">
            <text:p>0.0000</text:p>
          </table:table-cell>
          <table:table-cell table:formula="of:= AVERAGE([.T79:.T81])" office:value-type="float" office:value="0.0985507246376812" calcext:value-type="float">
            <text:p>0.0986</text:p>
          </table:table-cell>
          <table:table-cell table:formula="of:= AVERAGE([.T78:.T82])" office:value-type="float" office:value="0.121035196687371" calcext:value-type="float">
            <text:p>0.1210</text:p>
          </table:table-cell>
          <table:table-cell table:formula="of:= AVERAGE([.T77:.T83])" office:value-type="float" office:value="0.183488752350817" calcext:value-type="float">
            <text:p>0.1835</text:p>
          </table:table-cell>
          <table:table-cell table:formula="of:= SUM([.H77:.H83]) / SUM([.H72:.H78])" office:value-type="float" office:value="0" calcext:value-type="float">
            <text:p>0.0000</text:p>
          </table:table-cell>
          <table:table-cell table:formula="of:= AVERAGE([.X79:.X81])" office:value-type="float" office:value="0.0677431631598978" calcext:value-type="float">
            <text:p>0.0677</text:p>
          </table:table-cell>
          <table:table-cell table:formula="of:= AVERAGE([.X78:.X82])" office:value-type="float" office:value="0.111134159454343" calcext:value-type="float">
            <text:p>0.1111</text:p>
          </table:table-cell>
          <table:table-cell table:formula="of:= AVERAGE([.X77:.X83])" office:value-type="float" office:value="0.155818824697353" calcext:value-type="float">
            <text:p>0.1558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0] + [.F81]" office:value-type="float" office:value="82733" calcext:value-type="float">
            <text:p>82 733</text:p>
          </table:table-cell>
          <table:table-cell table:style-name="ce5"/>
          <table:table-cell table:formula="of:= [.I80] + [.H81]" office:value-type="float" office:value="441010" calcext:value-type="float">
            <text:p>441 010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  <table:table-cell table:formula="of:= SUM([.H79:.H83]) / SUM([.F79:.F83])" office:value-type="string" office:string-value="" calcext:value-type="error">
            <text:p>#DIV/0!</text:p>
          </table:table-cell>
          <table:table-cell table:formula="of:= SUM([.H78:.H84]) / SUM([.F78:.F84])" office:value-type="string" office:string-value="" calcext:value-type="error">
            <text:p>#DIV/0!</text:p>
          </table:table-cell>
          <table:table-cell table:formula="of:=AVERAGE([.F80:.F82])" office:value-type="string" office:string-value="" calcext:value-type="error">
            <text:p>#DIV/0!</text:p>
          </table:table-cell>
          <table:table-cell table:formula="of:=AVERAGE([.F79:.F83])" office:value-type="string" office:string-value="" calcext:value-type="error">
            <text:p>#DIV/0!</text:p>
          </table:table-cell>
          <table:table-cell table:formula="of:=AVERAGE([.F78:.F84])" office:value-type="string" office:string-value="" calcext:value-type="error">
            <text:p>#DIV/0!</text:p>
          </table:table-cell>
          <table:table-cell table:formula="of:=AVERAGE([.H80:.H82])" office:value-type="string" office:string-value="" calcext:value-type="error">
            <text:p>#DIV/0!</text:p>
          </table:table-cell>
          <table:table-cell table:formula="of:=AVERAGE([.H79:.H83])" office:value-type="string" office:string-value="" calcext:value-type="error">
            <text:p>#DIV/0!</text:p>
          </table:table-cell>
          <table:table-cell table:formula="of:=AVERAGE([.H78:.H84])" office:value-type="string" office:string-value="" calcext:value-type="error">
            <text:p>#DIV/0!</text:p>
          </table:table-cell>
          <table:table-cell table:formula="of:= SUM([.F78:.F84]) / SUM([.F73:.F79])" office:value-type="float" office:value="0" calcext:value-type="float">
            <text:p>0.0000</text:p>
          </table:table-cell>
          <table:table-cell table:formula="of:= AVERAGE([.T80:.T82])" office:value-type="float" office:value="0" calcext:value-type="float">
            <text:p>0.0000</text:p>
          </table:table-cell>
          <table:table-cell table:formula="of:= AVERAGE([.T79:.T83])" office:value-type="float" office:value="0.0591304347826087" calcext:value-type="float">
            <text:p>0.0591</text:p>
          </table:table-cell>
          <table:table-cell table:formula="of:= AVERAGE([.T78:.T84])" office:value-type="float" office:value="0.0864537119195504" calcext:value-type="float">
            <text:p>0.0865</text:p>
          </table:table-cell>
          <table:table-cell table:formula="of:= SUM([.H78:.H84]) / SUM([.H73:.H79])" office:value-type="float" office:value="0" calcext:value-type="float">
            <text:p>0.0000</text:p>
          </table:table-cell>
          <table:table-cell table:formula="of:= AVERAGE([.X80:.X82])" office:value-type="float" office:value="0" calcext:value-type="float">
            <text:p>0.0000</text:p>
          </table:table-cell>
          <table:table-cell table:formula="of:= AVERAGE([.X79:.X83])" office:value-type="float" office:value="0.0406458978959387" calcext:value-type="float">
            <text:p>0.0406</text:p>
          </table:table-cell>
          <table:table-cell table:formula="of:= AVERAGE([.X78:.X84])" office:value-type="float" office:value="0.0793815424673877" calcext:value-type="float">
            <text:p>0.0794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1] + [.F82]" office:value-type="float" office:value="82733" calcext:value-type="float">
            <text:p>82 733</text:p>
          </table:table-cell>
          <table:table-cell table:style-name="ce5"/>
          <table:table-cell table:formula="of:= [.I81] + [.H82]" office:value-type="float" office:value="441010" calcext:value-type="float">
            <text:p>441 010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  <table:table-cell table:formula="of:= SUM([.H80:.H84]) / SUM([.F80:.F84])" office:value-type="string" office:string-value="" calcext:value-type="error">
            <text:p>#DIV/0!</text:p>
          </table:table-cell>
          <table:table-cell table:formula="of:= SUM([.H79:.H85]) / SUM([.F79:.F85])" office:value-type="string" office:string-value="" calcext:value-type="error">
            <text:p>#DIV/0!</text:p>
          </table:table-cell>
          <table:table-cell table:formula="of:=AVERAGE([.F81:.F83])" office:value-type="string" office:string-value="" calcext:value-type="error">
            <text:p>#DIV/0!</text:p>
          </table:table-cell>
          <table:table-cell table:formula="of:=AVERAGE([.F80:.F84])" office:value-type="string" office:string-value="" calcext:value-type="error">
            <text:p>#DIV/0!</text:p>
          </table:table-cell>
          <table:table-cell table:formula="of:=AVERAGE([.F79:.F85])" office:value-type="string" office:string-value="" calcext:value-type="error">
            <text:p>#DIV/0!</text:p>
          </table:table-cell>
          <table:table-cell table:formula="of:=AVERAGE([.H81:.H83])" office:value-type="string" office:string-value="" calcext:value-type="error">
            <text:p>#DIV/0!</text:p>
          </table:table-cell>
          <table:table-cell table:formula="of:=AVERAGE([.H80:.H84])" office:value-type="string" office:string-value="" calcext:value-type="error">
            <text:p>#DIV/0!</text:p>
          </table:table-cell>
          <table:table-cell table:formula="of:=AVERAGE([.H79:.H85])" office:value-type="string" office:string-value="" calcext:value-type="error">
            <text:p>#DIV/0!</text:p>
          </table:table-cell>
          <table:table-cell table:formula="of:= SUM([.F79:.F85]) / SUM([.F74:.F80])" office:value-type="float" office:value="0" calcext:value-type="float">
            <text:p>0.0000</text:p>
          </table:table-cell>
          <table:table-cell table:formula="of:= AVERAGE([.T81:.T83])" office:value-type="float" office:value="0" calcext:value-type="float">
            <text:p>0.0000</text:p>
          </table:table-cell>
          <table:table-cell table:formula="of:= AVERAGE([.T80:.T84])" office:value-type="float" office:value="0" calcext:value-type="float">
            <text:p>0.0000</text:p>
          </table:table-cell>
          <table:table-cell table:formula="of:= AVERAGE([.T79:.T85])" office:value-type="string" office:string-value="" calcext:value-type="error">
            <text:p>#DIV/0!</text:p>
          </table:table-cell>
          <table:table-cell table:formula="of:= SUM([.H79:.H85]) / SUM([.H74:.H80])" office:value-type="float" office:value="0" calcext:value-type="float">
            <text:p>0.0000</text:p>
          </table:table-cell>
          <table:table-cell table:formula="of:= AVERAGE([.X81:.X83])" office:value-type="float" office:value="0" calcext:value-type="float">
            <text:p>0.0000</text:p>
          </table:table-cell>
          <table:table-cell table:formula="of:= AVERAGE([.X80:.X84])" office:value-type="float" office:value="0" calcext:value-type="float">
            <text:p>0.0000</text:p>
          </table:table-cell>
          <table:table-cell table:formula="of:= AVERAGE([.X79:.X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2] + [.F83]" office:value-type="float" office:value="82733" calcext:value-type="float">
            <text:p>82 733</text:p>
          </table:table-cell>
          <table:table-cell table:style-name="ce5"/>
          <table:table-cell table:formula="of:= [.I82] + [.H83]" office:value-type="float" office:value="441010" calcext:value-type="float">
            <text:p>441 010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  <table:table-cell table:formula="of:= SUM([.H81:.H85]) / SUM([.F81:.F85])" office:value-type="string" office:string-value="" calcext:value-type="error">
            <text:p>#DIV/0!</text:p>
          </table:table-cell>
          <table:table-cell table:formula="of:= SUM([.H80:.H86]) / SUM([.F80:.F86])" office:value-type="string" office:string-value="" calcext:value-type="error">
            <text:p>#DIV/0!</text:p>
          </table:table-cell>
          <table:table-cell table:formula="of:=AVERAGE([.F82:.F84])" office:value-type="string" office:string-value="" calcext:value-type="error">
            <text:p>#DIV/0!</text:p>
          </table:table-cell>
          <table:table-cell table:formula="of:=AVERAGE([.F81:.F85])" office:value-type="string" office:string-value="" calcext:value-type="error">
            <text:p>#DIV/0!</text:p>
          </table:table-cell>
          <table:table-cell table:formula="of:=AVERAGE([.F80:.F86])" office:value-type="string" office:string-value="" calcext:value-type="error">
            <text:p>#DIV/0!</text:p>
          </table:table-cell>
          <table:table-cell table:formula="of:=AVERAGE([.H82:.H84])" office:value-type="string" office:string-value="" calcext:value-type="error">
            <text:p>#DIV/0!</text:p>
          </table:table-cell>
          <table:table-cell table:formula="of:=AVERAGE([.H81:.H85])" office:value-type="string" office:string-value="" calcext:value-type="error">
            <text:p>#DIV/0!</text:p>
          </table:table-cell>
          <table:table-cell table:formula="of:=AVERAGE([.H80:.H86])" office:value-type="string" office:string-value="" calcext:value-type="error">
            <text:p>#DIV/0!</text:p>
          </table:table-cell>
          <table:table-cell table:formula="of:= SUM([.F80:.F86]) / SUM([.F75:.F81])" office:value-type="float" office:value="0" calcext:value-type="float">
            <text:p>0.0000</text:p>
          </table:table-cell>
          <table:table-cell table:formula="of:= AVERAGE([.T82:.T84])" office:value-type="float" office:value="0" calcext:value-type="float">
            <text:p>0.0000</text:p>
          </table:table-cell>
          <table:table-cell table:formula="of:= AVERAGE([.T81:.T85])" office:value-type="string" office:string-value="" calcext:value-type="error">
            <text:p>#DIV/0!</text:p>
          </table:table-cell>
          <table:table-cell table:formula="of:= AVERAGE([.T80:.T86])" office:value-type="string" office:string-value="" calcext:value-type="error">
            <text:p>#DIV/0!</text:p>
          </table:table-cell>
          <table:table-cell table:formula="of:= SUM([.H80:.H86]) / SUM([.H75:.H81])" office:value-type="float" office:value="0" calcext:value-type="float">
            <text:p>0.0000</text:p>
          </table:table-cell>
          <table:table-cell table:formula="of:= AVERAGE([.X82:.X84])" office:value-type="float" office:value="0" calcext:value-type="float">
            <text:p>0.0000</text:p>
          </table:table-cell>
          <table:table-cell table:formula="of:= AVERAGE([.X81:.X85])" office:value-type="string" office:string-value="" calcext:value-type="error">
            <text:p>#DIV/0!</text:p>
          </table:table-cell>
          <table:table-cell table:formula="of:= AVERAGE([.X80:.X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3] + [.F84]" office:value-type="float" office:value="82733" calcext:value-type="float">
            <text:p>82 733</text:p>
          </table:table-cell>
          <table:table-cell table:style-name="ce5"/>
          <table:table-cell table:formula="of:= [.I83] + [.H84]" office:value-type="float" office:value="441010" calcext:value-type="float">
            <text:p>441 010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  <table:table-cell table:formula="of:= SUM([.H82:.H86]) / SUM([.F82:.F86])" office:value-type="string" office:string-value="" calcext:value-type="error">
            <text:p>#DIV/0!</text:p>
          </table:table-cell>
          <table:table-cell table:formula="of:= SUM([.H81:.H87]) / SUM([.F81:.F87])" office:value-type="string" office:string-value="" calcext:value-type="error">
            <text:p>#DIV/0!</text:p>
          </table:table-cell>
          <table:table-cell table:formula="of:=AVERAGE([.F83:.F85])" office:value-type="string" office:string-value="" calcext:value-type="error">
            <text:p>#DIV/0!</text:p>
          </table:table-cell>
          <table:table-cell table:formula="of:=AVERAGE([.F82:.F86])" office:value-type="string" office:string-value="" calcext:value-type="error">
            <text:p>#DIV/0!</text:p>
          </table:table-cell>
          <table:table-cell table:formula="of:=AVERAGE([.F81:.F87])" office:value-type="string" office:string-value="" calcext:value-type="error">
            <text:p>#DIV/0!</text:p>
          </table:table-cell>
          <table:table-cell table:formula="of:=AVERAGE([.H83:.H85])" office:value-type="string" office:string-value="" calcext:value-type="error">
            <text:p>#DIV/0!</text:p>
          </table:table-cell>
          <table:table-cell table:formula="of:=AVERAGE([.H82:.H86])" office:value-type="string" office:string-value="" calcext:value-type="error">
            <text:p>#DIV/0!</text:p>
          </table:table-cell>
          <table:table-cell table:formula="of:=AVERAGE([.H81:.H87])" office:value-type="string" office:string-value="" calcext:value-type="error">
            <text:p>#DIV/0!</text:p>
          </table:table-cell>
          <table:table-cell table:formula="of:= SUM([.F81:.F87]) / SUM([.F76:.F82])" office:value-type="float" office:value="0" calcext:value-type="float">
            <text:p>0.0000</text:p>
          </table:table-cell>
          <table:table-cell table:formula="of:= AVERAGE([.T83:.T85])" office:value-type="string" office:string-value="" calcext:value-type="error">
            <text:p>#DIV/0!</text:p>
          </table:table-cell>
          <table:table-cell table:formula="of:= AVERAGE([.T82:.T86])" office:value-type="string" office:string-value="" calcext:value-type="error">
            <text:p>#DIV/0!</text:p>
          </table:table-cell>
          <table:table-cell table:formula="of:= AVERAGE([.T81:.T87])" office:value-type="string" office:string-value="" calcext:value-type="error">
            <text:p>#DIV/0!</text:p>
          </table:table-cell>
          <table:table-cell table:formula="of:= SUM([.H81:.H87]) / SUM([.H76:.H82])" office:value-type="float" office:value="0" calcext:value-type="float">
            <text:p>0.0000</text:p>
          </table:table-cell>
          <table:table-cell table:formula="of:= AVERAGE([.X83:.X85])" office:value-type="string" office:string-value="" calcext:value-type="error">
            <text:p>#DIV/0!</text:p>
          </table:table-cell>
          <table:table-cell table:formula="of:= AVERAGE([.X82:.X86])" office:value-type="string" office:string-value="" calcext:value-type="error">
            <text:p>#DIV/0!</text:p>
          </table:table-cell>
          <table:table-cell table:formula="of:= AVERAGE([.X81:.X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4] + [.F85]" office:value-type="float" office:value="82733" calcext:value-type="float">
            <text:p>82 733</text:p>
          </table:table-cell>
          <table:table-cell table:style-name="ce5"/>
          <table:table-cell table:formula="of:= [.I84] + [.H85]" office:value-type="float" office:value="441010" calcext:value-type="float">
            <text:p>441 010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string" office:string-value="" calcext:value-type="error">
            <text:p>#DIV/0!</text:p>
          </table:table-cell>
          <table:table-cell table:formula="of:= SUM([.H82:.H88]) / SUM([.F82:.F88])" office:value-type="string" office:string-value="" calcext:value-type="error">
            <text:p>#DIV/0!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string" office:string-value="" calcext:value-type="error">
            <text:p>#DIV/0!</text:p>
          </table:table-cell>
          <table:table-cell table:formula="of:=AVERAGE([.F82:.F88])" office:value-type="string" office:string-value="" calcext:value-type="error">
            <text:p>#DIV/0!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string" office:string-value="" calcext:value-type="error">
            <text:p>#DIV/0!</text:p>
          </table:table-cell>
          <table:table-cell table:formula="of:=AVERAGE([.H82:.H88])" office:value-type="string" office:string-value="" calcext:value-type="error">
            <text:p>#DIV/0!</text:p>
          </table:table-cell>
          <table:table-cell table:formula="of:= SUM([.F82:.F88]) / SUM([.F77:.F83])" office:value-type="string" office:string-value="" calcext:value-type="error">
            <text:p>#DIV/0!</text:p>
          </table:table-cell>
          <table:table-cell table:formula="of:= AVERAGE([.T84:.T86])" office:value-type="string" office:string-value="" calcext:value-type="error">
            <text:p>#DIV/0!</text:p>
          </table:table-cell>
          <table:table-cell table:formula="of:= AVERAGE([.T83:.T87])" office:value-type="string" office:string-value="" calcext:value-type="error">
            <text:p>#DIV/0!</text:p>
          </table:table-cell>
          <table:table-cell table:formula="of:= AVERAGE([.T82:.T88])" office:value-type="string" office:string-value="" calcext:value-type="error">
            <text:p>#DIV/0!</text:p>
          </table:table-cell>
          <table:table-cell table:formula="of:= SUM([.H82:.H88]) / SUM([.H77:.H83])" office:value-type="string" office:string-value="" calcext:value-type="error">
            <text:p>#DIV/0!</text:p>
          </table:table-cell>
          <table:table-cell table:formula="of:= AVERAGE([.X84:.X86])" office:value-type="string" office:string-value="" calcext:value-type="error">
            <text:p>#DIV/0!</text:p>
          </table:table-cell>
          <table:table-cell table:formula="of:= AVERAGE([.X83:.X87])" office:value-type="string" office:string-value="" calcext:value-type="error">
            <text:p>#DIV/0!</text:p>
          </table:table-cell>
          <table:table-cell table:formula="of:= AVERAGE([.X82:.X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5] + [.F86]" office:value-type="float" office:value="82733" calcext:value-type="float">
            <text:p>82 733</text:p>
          </table:table-cell>
          <table:table-cell table:style-name="ce5"/>
          <table:table-cell table:formula="of:= [.I85] + [.H86]" office:value-type="float" office:value="441010" calcext:value-type="float">
            <text:p>441 010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string" office:string-value="" calcext:value-type="error">
            <text:p>#DIV/0!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string" office:string-value="" calcext:value-type="error">
            <text:p>#DIV/0!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string" office:string-value="" calcext:value-type="error">
            <text:p>#DIV/0!</text:p>
          </table:table-cell>
          <table:table-cell table:formula="of:= SUM([.F83:.F89]) / SUM([.F78:.F84])" office:value-type="string" office:string-value="" calcext:value-type="error">
            <text:p>#DIV/0!</text:p>
          </table:table-cell>
          <table:table-cell table:formula="of:= AVERAGE([.T85:.T87])" office:value-type="string" office:string-value="" calcext:value-type="error">
            <text:p>#DIV/0!</text:p>
          </table:table-cell>
          <table:table-cell table:formula="of:= AVERAGE([.T84:.T88])" office:value-type="string" office:string-value="" calcext:value-type="error">
            <text:p>#DIV/0!</text:p>
          </table:table-cell>
          <table:table-cell table:formula="of:= AVERAGE([.T83:.T89])" office:value-type="string" office:string-value="" calcext:value-type="error">
            <text:p>#DIV/0!</text:p>
          </table:table-cell>
          <table:table-cell table:formula="of:= SUM([.H83:.H89]) / SUM([.H78:.H84])" office:value-type="string" office:string-value="" calcext:value-type="error">
            <text:p>#DIV/0!</text:p>
          </table:table-cell>
          <table:table-cell table:formula="of:= AVERAGE([.X85:.X87])" office:value-type="string" office:string-value="" calcext:value-type="error">
            <text:p>#DIV/0!</text:p>
          </table:table-cell>
          <table:table-cell table:formula="of:= AVERAGE([.X84:.X88])" office:value-type="string" office:string-value="" calcext:value-type="error">
            <text:p>#DIV/0!</text:p>
          </table:table-cell>
          <table:table-cell table:formula="of:= AVERAGE([.X83:.X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6] + [.F87]" office:value-type="float" office:value="82733" calcext:value-type="float">
            <text:p>82 733</text:p>
          </table:table-cell>
          <table:table-cell table:style-name="ce5"/>
          <table:table-cell table:formula="of:= [.I86] + [.H87]" office:value-type="float" office:value="441010" calcext:value-type="float">
            <text:p>441 010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string" office:string-value="" calcext:value-type="error">
            <text:p>#DIV/0!</text:p>
          </table:table-cell>
          <table:table-cell table:formula="of:= AVERAGE([.T86:.T88])" office:value-type="string" office:string-value="" calcext:value-type="error">
            <text:p>#DIV/0!</text:p>
          </table:table-cell>
          <table:table-cell table:formula="of:= AVERAGE([.T85:.T89])" office:value-type="string" office:string-value="" calcext:value-type="error">
            <text:p>#DIV/0!</text:p>
          </table:table-cell>
          <table:table-cell table:formula="of:= AVERAGE([.T84:.T90])" office:value-type="string" office:string-value="" calcext:value-type="error">
            <text:p>#DIV/0!</text:p>
          </table:table-cell>
          <table:table-cell table:formula="of:= SUM([.H84:.H90]) / SUM([.H79:.H85])" office:value-type="string" office:string-value="" calcext:value-type="error">
            <text:p>#DIV/0!</text:p>
          </table:table-cell>
          <table:table-cell table:formula="of:= AVERAGE([.X86:.X88])" office:value-type="string" office:string-value="" calcext:value-type="error">
            <text:p>#DIV/0!</text:p>
          </table:table-cell>
          <table:table-cell table:formula="of:= AVERAGE([.X85:.X89])" office:value-type="string" office:string-value="" calcext:value-type="error">
            <text:p>#DIV/0!</text:p>
          </table:table-cell>
          <table:table-cell table:formula="of:= AVERAGE([.X84:.X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7] + [.F88]" office:value-type="float" office:value="82733" calcext:value-type="float">
            <text:p>82 733</text:p>
          </table:table-cell>
          <table:table-cell table:style-name="ce5"/>
          <table:table-cell table:formula="of:= [.I87] + [.H88]" office:value-type="float" office:value="441010" calcext:value-type="float">
            <text:p>441 010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string" office:string-value="" calcext:value-type="error">
            <text:p>#DIV/0!</text:p>
          </table:table-cell>
          <table:table-cell table:formula="of:= AVERAGE([.T87:.T89])" office:value-type="string" office:string-value="" calcext:value-type="error">
            <text:p>#DIV/0!</text:p>
          </table:table-cell>
          <table:table-cell table:formula="of:= AVERAGE([.T86:.T90])" office:value-type="string" office:string-value="" calcext:value-type="error">
            <text:p>#DIV/0!</text:p>
          </table:table-cell>
          <table:table-cell table:formula="of:= AVERAGE([.T85:.T91])" office:value-type="string" office:string-value="" calcext:value-type="error">
            <text:p>#DIV/0!</text:p>
          </table:table-cell>
          <table:table-cell table:formula="of:= SUM([.H85:.H91]) / SUM([.H80:.H86])" office:value-type="string" office:string-value="" calcext:value-type="error">
            <text:p>#DIV/0!</text:p>
          </table:table-cell>
          <table:table-cell table:formula="of:= AVERAGE([.X87:.X89])" office:value-type="string" office:string-value="" calcext:value-type="error">
            <text:p>#DIV/0!</text:p>
          </table:table-cell>
          <table:table-cell table:formula="of:= AVERAGE([.X86:.X90])" office:value-type="string" office:string-value="" calcext:value-type="error">
            <text:p>#DIV/0!</text:p>
          </table:table-cell>
          <table:table-cell table:formula="of:= AVERAGE([.X85:.X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8] + [.F89]" office:value-type="float" office:value="82733" calcext:value-type="float">
            <text:p>82 733</text:p>
          </table:table-cell>
          <table:table-cell table:style-name="ce5"/>
          <table:table-cell table:formula="of:= [.I88] + [.H89]" office:value-type="float" office:value="441010" calcext:value-type="float">
            <text:p>441 010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string" office:string-value="" calcext:value-type="error">
            <text:p>#DIV/0!</text:p>
          </table:table-cell>
          <table:table-cell table:formula="of:= AVERAGE([.T88:.T90])" office:value-type="string" office:string-value="" calcext:value-type="error">
            <text:p>#DIV/0!</text:p>
          </table:table-cell>
          <table:table-cell table:formula="of:= AVERAGE([.T87:.T91])" office:value-type="string" office:string-value="" calcext:value-type="error">
            <text:p>#DIV/0!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string" office:string-value="" calcext:value-type="error">
            <text:p>#DIV/0!</text:p>
          </table:table-cell>
          <table:table-cell table:formula="of:= AVERAGE([.X88:.X90])" office:value-type="string" office:string-value="" calcext:value-type="error">
            <text:p>#DIV/0!</text:p>
          </table:table-cell>
          <table:table-cell table:formula="of:= AVERAGE([.X87:.X91])" office:value-type="string" office:string-value="" calcext:value-type="error">
            <text:p>#DIV/0!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89] + [.F90]" office:value-type="float" office:value="82733" calcext:value-type="float">
            <text:p>82 733</text:p>
          </table:table-cell>
          <table:table-cell table:style-name="ce5"/>
          <table:table-cell table:formula="of:= [.I89] + [.H90]" office:value-type="float" office:value="441010" calcext:value-type="float">
            <text:p>441 010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string" office:string-value="" calcext:value-type="error">
            <text:p>#DIV/0!</text:p>
          </table:table-cell>
          <table:table-cell table:formula="of:= AVERAGE([.T89:.T91])" office:value-type="string" office:string-value="" calcext:value-type="error">
            <text:p>#DIV/0!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string" office:string-value="" calcext:value-type="error">
            <text:p>#DIV/0!</text:p>
          </table:table-cell>
          <table:table-cell table:formula="of:= AVERAGE([.X89:.X91])" office:value-type="string" office:string-value="" calcext:value-type="error">
            <text:p>#DIV/0!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90] + [.F91]" office:value-type="float" office:value="82733" calcext:value-type="float">
            <text:p>82 733</text:p>
          </table:table-cell>
          <table:table-cell table:style-name="ce5"/>
          <table:table-cell table:formula="of:= [.I90] + [.H91]" office:value-type="float" office:value="441010" calcext:value-type="float">
            <text:p>441 010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string" office:string-value="" calcext:value-type="error">
            <text:p>#DIV/0!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string" office:string-value="" calcext:value-type="error">
            <text:p>#DIV/0!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8181" calcext:value-type="float">
            <text:p>1 708 181</text:p>
          </table:table-cell>
          <table:table-cell/>
          <table:table-cell table:style-name="ce9"/>
          <table:table-cell table:style-name="ce5" table:formula="of:= [.G91] + [.F92]" office:value-type="float" office:value="82733" calcext:value-type="float">
            <text:p>82 733</text:p>
          </table:table-cell>
          <table:table-cell table:style-name="ce5"/>
          <table:table-cell table:formula="of:= [.I91] + [.H92]" office:value-type="float" office:value="441010" calcext:value-type="float">
            <text:p>441 010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6T13:52:24.574004538</dc:date>
    <dc:creator>Tomáš Metelka</dc:creator>
    <meta:editing-duration>P46DT22H55M6S</meta:editing-duration>
    <meta:editing-cycles>80</meta:editing-cycles>
    <meta:generator>LibreOffice/6.0.7.3$Linux_X86_64 LibreOffice_project/00m0$Build-3</meta:generator>
    <meta:document-statistic meta:table-count="2" meta:cell-count="18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6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4.25">
                <text:p>24.2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24">
                <text:p>24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655cm" svg:y="0.38cm" svg:width="22.1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21.83333333333">
                <text:p>1021.8333333333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20.5">
                <text:p>1120.5</text:p>
              </table:table-cell>
              <table:table-cell office:value-type="float" office:value="1070.4">
                <text:p>1070.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23.5">
                <text:p>1223.5</text:p>
              </table:table-cell>
              <table:table-cell office:value-type="float" office:value="1170">
                <text:p>1170</text:p>
              </table:table-cell>
              <table:table-cell office:value-type="float" office:value="1120.5">
                <text:p>1120.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1223.5">
                <text:p>1223.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79cm" svg:width="22.08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3.5">
                <text:p>3.5</text:p>
              </table:table-cell>
              <table:table-cell office:value-type="float" office:value="5.38095238095238">
                <text:p>5.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2.82539682539683">
                <text:p>2.82539682539683</text:p>
              </table:table-cell>
              <table:table-cell office:value-type="float" office:value="3.90190476190476">
                <text:p>3.90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16984126984127">
                <text:p>2.16984126984127</text:p>
              </table:table-cell>
              <table:table-cell office:value-type="float" office:value="2.22295739348371">
                <text:p>2.22295739348371</text:p>
              </table:table-cell>
              <table:table-cell office:value-type="float" office:value="3.10143215180809">
                <text:p>3.101432151808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4906432748538">
                <text:p>1.4906432748538</text:p>
              </table:table-cell>
              <table:table-cell office:value-type="float" office:value="1.74200501253133">
                <text:p>1.74200501253133</text:p>
              </table:table-cell>
              <table:table-cell office:value-type="float" office:value="1.90013345050939">
                <text:p>1.9001334505093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24461152882206">
                <text:p>1.24461152882206</text:p>
              </table:table-cell>
              <table:table-cell office:value-type="float" office:value="1.33161540214172">
                <text:p>1.33161540214172</text:p>
              </table:table-cell>
              <table:table-cell office:value-type="float" office:value="1.57545812583407">
                <text:p>1.57545812583407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9713678134731">
                <text:p>1.09713678134731</text:p>
              </table:table-cell>
              <table:table-cell office:value-type="float" office:value="1.2104032809296">
                <text:p>1.2104032809296</text:p>
              </table:table-cell>
              <table:table-cell office:value-type="float" office:value="1.34386983834516">
                <text:p>1.3438698383451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20808444034989">
                <text:p>1.20808444034989</text:p>
              </table:table-cell>
              <table:table-cell office:value-type="float" office:value="1.3132575934472">
                <text:p>1.31325759344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2402363899585">
                <text:p>1.32402363899585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2837678504917">
                <text:p>1.1283767850491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3810665278626">
                <text:p>1.13810665278626</text:p>
              </table:table-cell>
              <table:table-cell office:value-type="float" office:value="1.08212797585161">
                <text:p>1.08212797585161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14380235011303">
                <text:p>1.14380235011303</text:p>
              </table:table-cell>
              <table:table-cell office:value-type="float" office:value="1.04983023002204">
                <text:p>1.04983023002204</text:p>
              </table:table-cell>
              <table:table-cell office:value-type="float" office:value="1.02262806187558">
                <text:p>1.0226280618755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05825242718447">
                <text:p>1.05825242718447</text:p>
              </table:table-cell>
              <table:table-cell office:value-type="float" office:value="1.00282882499316">
                <text:p>1.00282882499316</text:p>
              </table:table-cell>
              <table:table-cell office:value-type="float" office:value="0.979854043907364">
                <text:p>0.979854043907364</text:p>
              </table:table-cell>
              <table:table-cell office:value-type="float" office:value="0.891131463236123">
                <text:p>0.89113146323612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788617886178862">
                <text:p>0.788617886178862</text:p>
              </table:table-cell>
              <table:table-cell office:value-type="float" office:value="0.842038532127399">
                <text:p>0.842038532127399</text:p>
              </table:table-cell>
              <table:table-cell office:value-type="float" office:value="0.799451113504433">
                <text:p>0.799451113504433</text:p>
              </table:table-cell>
              <table:table-cell office:value-type="float" office:value="0.786349457567667">
                <text:p>0.78634945756766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0.592462326240513">
                <text:p>0.592462326240513</text:p>
              </table:table-cell>
              <table:table-cell office:value-type="float" office:value="0.62625831596381">
                <text:p>0.62625831596381</text:p>
              </table:table-cell>
              <table:table-cell office:value-type="float" office:value="0.613272534490744">
                <text:p>0.613272534490744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30952380952381">
                <text:p>0.30952380952381</text:p>
              </table:table-cell>
              <table:table-cell office:value-type="float" office:value="0.428140422151907">
                <text:p>0.428140422151907</text:p>
              </table:table-cell>
              <table:table-cell office:value-type="float" office:value="0.414607830526917">
                <text:p>0.414607830526917</text:p>
              </table:table-cell>
              <table:table-cell office:value-type="float" office:value="0.447327368545578">
                <text:p>0.44732736854557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295652173913043">
                <text:p>0.295652173913043</text:p>
              </table:table-cell>
              <table:table-cell office:value-type="float" office:value="0.201725327812284">
                <text:p>0.201725327812284</text:p>
              </table:table-cell>
              <table:table-cell office:value-type="float" office:value="0.256884253291144">
                <text:p>0.256884253291144</text:p>
              </table:table-cell>
              <table:table-cell office:value-type="float" office:value="0.296148450376369">
                <text:p>0.296148450376369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">
                <text:p>0</text:p>
              </table:table-cell>
              <table:table-cell office:value-type="float" office:value="0.0985507246376812">
                <text:p>0.0985507246376812</text:p>
              </table:table-cell>
              <table:table-cell office:value-type="float" office:value="0.121035196687371">
                <text:p>0.121035196687371</text:p>
              </table:table-cell>
              <table:table-cell office:value-type="float" office:value="0.183488752350817">
                <text:p>0.18348875235081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1304347826087">
                <text:p>0.0591304347826087</text:p>
              </table:table-cell>
              <table:table-cell office:value-type="float" office:value="0.0864537119195504">
                <text:p>0.086453711919550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.86363636363636">
                <text:p>5.86363636363636</text:p>
              </table:table-cell>
              <table:table-cell office:value-type="float" office:value="4.72413291191882">
                <text:p>4.72413291191882</text:p>
              </table:table-cell>
              <table:table-cell office:value-type="float" office:value="3.96116955439669">
                <text:p>3.96116955439669</text:p>
              </table:table-cell>
              <table:table-cell office:value-type="float" office:value="3.40207487605732">
                <text:p>3.40207487605732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3.58462946020128">
                <text:p>3.58462946020128</text:p>
              </table:table-cell>
              <table:table-cell office:value-type="float" office:value="3.96116955439669">
                <text:p>3.96116955439669</text:p>
              </table:table-cell>
              <table:table-cell office:value-type="float" office:value="3.40207487605732">
                <text:p>3.40207487605732</text:p>
              </table:table-cell>
              <table:table-cell office:value-type="float" office:value="2.99676628382458">
                <text:p>2.99676628382458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.43524283935243">
                <text:p>2.43524283935243</text:p>
              </table:table-cell>
              <table:table-cell office:value-type="float" office:value="2.58155438019763">
                <text:p>2.58155438019763</text:p>
              </table:table-cell>
              <table:table-cell office:value-type="float" office:value="2.99676628382458">
                <text:p>2.99676628382458</text:p>
              </table:table-cell>
              <table:table-cell office:value-type="float" office:value="2.67873040050378">
                <text:p>2.67873040050378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72479084103919">
                <text:p>1.72479084103919</text:p>
              </table:table-cell>
              <table:table-cell office:value-type="float" office:value="1.84518853176175">
                <text:p>1.84518853176175</text:p>
              </table:table-cell>
              <table:table-cell office:value-type="float" office:value="2.04174920787727">
                <text:p>2.04174920787727</text:p>
              </table:table-cell>
              <table:table-cell office:value-type="float" office:value="2.42553030901491">
                <text:p>2.4255303090149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37553191489362">
                <text:p>1.37553191489362</text:p>
              </table:table-cell>
              <table:table-cell office:value-type="float" office:value="1.39629124661088">
                <text:p>1.39629124661088</text:p>
              </table:table-cell>
              <table:table-cell office:value-type="float" office:value="1.50608926785335">
                <text:p>1.50608926785335</text:p>
              </table:table-cell>
              <table:table-cell office:value-type="float" office:value="1.71428795893339">
                <text:p>1.7142879589333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.08855098389982">
                <text:p>1.08855098389982</text:p>
              </table:table-cell>
              <table:table-cell office:value-type="float" office:value="1.1234708862917">
                <text:p>1.1234708862917</text:p>
              </table:table-cell>
              <table:table-cell office:value-type="float" office:value="1.196028682596">
                <text:p>1.196028682596</text:p>
              </table:table-cell>
              <table:table-cell office:value-type="float" office:value="1.32831496226654">
                <text:p>1.32831496226654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59940219015736">
                <text:p>0.959940219015736</text:p>
              </table:table-cell>
              <table:table-cell office:value-type="float" office:value="1.02763421109483">
                <text:p>1.02763421109483</text:p>
              </table:table-cell>
              <table:table-cell office:value-type="float" office:value="1.10556583790282">
                <text:p>1.1055658379028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927727621877384">
                <text:p>0.927727621877384</text:p>
              </table:table-cell>
              <table:table-cell office:value-type="float" office:value="0.990520591565842">
                <text:p>0.99052059156584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26936336435004">
                <text:p>0.92693633643500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28403371674539">
                <text:p>1.2840337167453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26223231182258">
                <text:p>1.26223231182258</text:p>
              </table:table-cell>
              <table:table-cell office:value-type="float" office:value="1.20426090695431">
                <text:p>1.20426090695431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17556302635464">
                <text:p>1.17556302635464</text:p>
              </table:table-cell>
              <table:table-cell office:value-type="float" office:value="1.13503676147129">
                <text:p>1.13503676147129</text:p>
              </table:table-cell>
              <table:table-cell office:value-type="float" office:value="1.08389913761344">
                <text:p>1.0838991376134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94826364280652">
                <text:p>0.94826364280652</text:p>
              </table:table-cell>
              <table:table-cell office:value-type="float" office:value="0.951715354020196">
                <text:p>0.951715354020196</text:p>
              </table:table-cell>
              <table:table-cell office:value-type="float" office:value="0.960564296649023">
                <text:p>0.960564296649023</text:p>
              </table:table-cell>
              <table:table-cell office:value-type="float" office:value="0.937526584394032">
                <text:p>0.93752658439403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741071428571429">
                <text:p>0.741071428571429</text:p>
              </table:table-cell>
              <table:table-cell office:value-type="float" office:value="0.741465348995902">
                <text:p>0.741465348995902</text:p>
              </table:table-cell>
              <table:table-cell office:value-type="float" office:value="0.748529669092473">
                <text:p>0.748529669092473</text:p>
              </table:table-cell>
              <table:table-cell office:value-type="float" office:value="0.76549889721669">
                <text:p>0.7654988972166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535060975609756">
                <text:p>0.535060975609756</text:p>
              </table:table-cell>
              <table:table-cell office:value-type="float" office:value="0.542857903991068">
                <text:p>0.542857903991068</text:p>
              </table:table-cell>
              <table:table-cell office:value-type="float" office:value="0.556013368851884">
                <text:p>0.556013368851884</text:p>
              </table:table-cell>
              <table:table-cell office:value-type="float" office:value="0.563696833563151">
                <text:p>0.56369683356315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352441307792021">
                <text:p>0.352441307792021</text:p>
              </table:table-cell>
              <table:table-cell office:value-type="float" office:value="0.363577257627157">
                <text:p>0.363577257627157</text:p>
              </table:table-cell>
              <table:table-cell office:value-type="float" office:value="0.36636064029058">
                <text:p>0.36636064029058</text:p>
              </table:table-cell>
              <table:table-cell office:value-type="float" office:value="0.397152406322774">
                <text:p>0.39715240632277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203229489479693">
                <text:p>0.203229489479693</text:p>
              </table:table-cell>
              <table:table-cell office:value-type="float" office:value="0.185223599090571">
                <text:p>0.185223599090571</text:p>
              </table:table-cell>
              <table:table-cell office:value-type="float" office:value="0.218146354576294">
                <text:p>0.218146354576294</text:p>
              </table:table-cell>
              <table:table-cell office:value-type="float" office:value="0.261686171636128">
                <text:p>0.26168617163612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">
                <text:p>0</text:p>
              </table:table-cell>
              <table:table-cell office:value-type="float" office:value="0.0677431631598978">
                <text:p>0.0677431631598978</text:p>
              </table:table-cell>
              <table:table-cell office:value-type="float" office:value="0.111134159454343">
                <text:p>0.111134159454343</text:p>
              </table:table-cell>
              <table:table-cell office:value-type="float" office:value="0.155818824697353">
                <text:p>0.15581882469735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6458978959387">
                <text:p>0.0406458978959387</text:p>
              </table:table-cell>
              <table:table-cell office:value-type="float" office:value="0.0793815424673877">
                <text:p>0.079381542467387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3.3130434782609">
                <text:p>53.313043478260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46.2061855670103">
                <text:p>46.2061855670103</text:p>
              </table:table-cell>
              <table:table-cell office:value-type="float" office:value="49.1009174311927">
                <text:p>49.1009174311927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62.7435897435897">
                <text:p>62.7435897435897</text:p>
              </table:table-cell>
              <table:table-cell office:value-type="float" office:value="48.75">
                <text:p>48.75</text:p>
              </table:table-cell>
              <table:table-cell office:value-type="float" office:value="46.2061855670103">
                <text:p>46.206185567010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NaN">
                <text:p>NaN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62.7435897435897">
                <text:p>62.7435897435897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62.7435897435897">
                <text:p>62.7435897435897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470588235294">
                <text:p>36.647058823529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